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">
      <style:paragraph-properties style:text-autospace="none"/>
    </style:style>
    <style:style style:name="P4" style:family="paragraph" style:parent-style-name="Standard" style:list-style-name="">
      <style:paragraph-properties style:text-autospace="none"/>
      <style:text-properties fo:color="#8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5" style:family="paragraph" style:parent-style-name="Standard" style:list-style-name="">
      <style:paragraph-properties style:text-autospace="none"/>
      <style:text-properties fo:color="#00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 style:list-style-name="">
      <style:paragraph-properties style:text-autospace="none"/>
      <style:text-properties fo:color="#00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7" style:family="paragraph" style:parent-style-name="Standard" style:list-style-name="">
      <style:paragraph-properties style:text-autospace="none"/>
      <style:text-properties fo:color="#0000ff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Standard" style:list-style-name="">
      <style:paragraph-properties style:text-autospace="none"/>
      <style:text-properties fo:color="#0000ff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9" style:family="paragraph" style:parent-style-name="Standard" style:list-style-name="">
      <style:paragraph-properties style:text-autospace="none"/>
      <style:text-properties fo:color="#808080" style:font-name="Courier New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ff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3" style:family="text">
      <style:text-properties fo:color="#00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4" style:family="text">
      <style:text-properties fo:color="#0000ff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5" style:family="text">
      <style:text-properties fo:color="#0000ff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" style:family="text"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8" style:family="text">
      <style:text-properties fo:color="#000000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9" style:family="text">
      <style:text-properties fo:color="#000000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0" style:family="text">
      <style:text-properties fo:color="#80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1" style:family="text">
      <style:text-properties fo:color="#808000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2" style:family="text">
      <style:text-properties fo:color="#8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3" style:family="text">
      <style:text-properties fo:color="#800000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4" style:family="text">
      <style:text-properties fo:color="#80008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5" style:family="text">
      <style:text-properties fo:color="#800080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6" style:family="text">
      <style:text-properties fo:color="#008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7" style:family="text">
      <style:text-properties fo:color="#008000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8" style:family="text">
      <style:text-properties fo:color="#00008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9" style:family="text">
      <style:text-properties fo:color="#000080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0" style:family="text">
      <style:text-properties fo:color="#ff00ff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1" style:family="text">
      <style:text-properties fo:color="#ff00ff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2" style:family="text">
      <style:text-properties fo:color="#808080" style:font-name="Courier New" fo:font-size="10pt" fo:font-style="italic" fo:font-weight="normal" style:font-name-asian="Courier New" style:font-size-asian="10pt" style:font-style-asian="italic" style:font-weight-asian="normal" style:font-name-complex="Courier New" style:font-size-complex="10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PROCEDIMIENTO(CALL) Y FUNCIONES(SELECT</text:p>
      <text:p text:style-name="P1">(REPASO)</text:p>
      <text:p text:style-name="P2">1.</text:p>
      <text:p text:style-name="P2"><text:span text:style-name="T2">CREATE</text:span><text:span text:style-name="T6"> </text:span><text:span text:style-name="T2">DEFINER</text:span><text:span text:style-name="T3">=</text:span><text:span text:style-name="T10">`root`</text:span><text:span text:style-name="T3">@</text:span><text:span text:style-name="T10">`localhost`</text:span><text:span text:style-name="T6"> </text:span><text:span text:style-name="T2">FUNCTION</text:span><text:span text:style-name="T6"> </text:span><text:span text:style-name="T10">`info_cliente`</text:span><text:span text:style-name="T3">(</text:span></text:p>
      <text:p text:style-name="P3"><text:span text:style-name="T10">`p_cliente`</text:span><text:span text:style-name="T6"> </text:span><text:span text:style-name="T12">INT</text:span></text:p>
      <text:p text:style-name="P4"/>
      <text:p text:style-name="P4"/>
      <text:p text:style-name="P4"/>
      <text:p text:style-name="P4"/>
      <text:p text:style-name="P4"/>
      <text:p text:style-name="P5">)</text:p>
      <text:p text:style-name="P3"><text:span text:style-name="T2">RETURNS</text:span><text:span text:style-name="T6"> </text:span><text:span text:style-name="T12">varchar</text:span><text:span text:style-name="T3">(</text:span><text:span text:style-name="T14">50</text:span><text:span text:style-name="T3">)</text:span><text:span text:style-name="T6"> </text:span><text:span text:style-name="T2">CHARSET</text:span><text:span text:style-name="T6"> </text:span><text:span text:style-name="T12">latin1</text:span><text:span text:style-name="T6"> </text:span><text:span text:style-name="T2">COLLATE</text:span><text:span text:style-name="T6"> </text:span><text:span text:style-name="T12">latin1_spanish_ci</text:span></text:p>
      <text:p text:style-name="P3"><text:span text:style-name="T7">LANGUAGE</text:span><text:span text:style-name="T6"> </text:span><text:span text:style-name="T2">SQL</text:span></text:p>
      <text:p text:style-name="P6">DETERMINISTIC</text:p>
      <text:p text:style-name="P3"><text:span text:style-name="T2">CONTAINS</text:span><text:span text:style-name="T6"> </text:span><text:span text:style-name="T2">SQL</text:span></text:p>
      <text:p text:style-name="P3"><text:span text:style-name="T2">SQL</text:span><text:span text:style-name="T6"> </text:span><text:span text:style-name="T2">SECURITY</text:span><text:span text:style-name="T6"> </text:span><text:span text:style-name="T2">DEFINER</text:span></text:p>
      <text:p text:style-name="P3"><text:span text:style-name="T2">COMMENT</text:span><text:span text:style-name="T6"> </text:span><text:span text:style-name="T16">''</text:span></text:p>
      <text:p text:style-name="P6">BEGIN</text:p>
      <text:p text:style-name="P3"><text:span text:style-name="T7">DECLARE</text:span><text:span text:style-name="T6"> </text:span><text:span text:style-name="T10">V_cantidad</text:span><text:span text:style-name="T6"> </text:span><text:span text:style-name="T12">FLOAT</text:span><text:span text:style-name="T3">;</text:span></text:p>
      <text:p text:style-name="P3"><text:span text:style-name="T7">DECLARE</text:span><text:span text:style-name="T6"> </text:span><text:span text:style-name="T10">nivel_cuenta</text:span><text:span text:style-name="T6"> </text:span><text:span text:style-name="T12">VARCHAR</text:span><text:span text:style-name="T3">(</text:span><text:span text:style-name="T14">50</text:span><text:span text:style-name="T3">);</text:span></text:p>
      <text:p text:style-name="P5"/>
      <text:p text:style-name="P3"><text:span text:style-name="T2">SET</text:span><text:span text:style-name="T6"> </text:span><text:span text:style-name="T10">V_cantidad</text:span><text:span text:style-name="T3">=</text:span><text:span text:style-name="T6"> </text:span><text:span text:style-name="T3">(</text:span><text:span text:style-name="T2">SELECT</text:span><text:span text:style-name="T6"> </text:span><text:span text:style-name="T18">sum</text:span><text:span text:style-name="T3">(</text:span><text:span text:style-name="T10">cantidad</text:span><text:span text:style-name="T3">)</text:span></text:p>
      <text:p text:style-name="P3"><text:span text:style-name="T2">FROM</text:span><text:span text:style-name="T6"> </text:span><text:span text:style-name="T20">movimientos</text:span></text:p>
      <text:p text:style-name="P3"><text:span text:style-name="T2">WHERE</text:span><text:span text:style-name="T6"> </text:span><text:span text:style-name="T10">cod_cliente</text:span><text:span text:style-name="T3">=</text:span><text:span text:style-name="T6"> </text:span><text:span text:style-name="T10">p_cliente</text:span><text:span text:style-name="T3">);</text:span></text:p>
      <text:p text:style-name="P5"/>
      <text:p text:style-name="P5"/>
      <text:p text:style-name="P3"><text:span text:style-name="T18">IF</text:span><text:span text:style-name="T6"> </text:span><text:span text:style-name="T3">(</text:span><text:span text:style-name="T10">V_cantidad</text:span><text:span text:style-name="T3">&gt;=</text:span><text:span text:style-name="T14">1500</text:span><text:span text:style-name="T3">)</text:span><text:span text:style-name="T6"> </text:span><text:span text:style-name="T2">THEN</text:span></text:p>
      <text:p text:style-name="P3"><text:span text:style-name="T2">SET</text:span><text:span text:style-name="T6"> </text:span><text:span text:style-name="T10">nivel_cuenta</text:span><text:span text:style-name="T3">=</text:span><text:span text:style-name="T16">'Premium'</text:span><text:span text:style-name="T3">;</text:span></text:p>
      <text:p text:style-name="P3"><text:span text:style-name="T2">ELSEIF</text:span><text:span text:style-name="T6"> </text:span><text:span text:style-name="T3">((</text:span><text:span text:style-name="T10">V_cantidad</text:span><text:span text:style-name="T3">&gt;=</text:span><text:span text:style-name="T14">1000</text:span><text:span text:style-name="T3">)</text:span><text:span text:style-name="T6"> </text:span><text:span text:style-name="T2">AND</text:span><text:span text:style-name="T6"> </text:span><text:span text:style-name="T3">(</text:span><text:span text:style-name="T10">cantidad</text:span><text:span text:style-name="T3">&lt;</text:span><text:span text:style-name="T14">1500</text:span><text:span text:style-name="T3">))</text:span><text:span text:style-name="T6"> </text:span><text:span text:style-name="T2">THEN</text:span><text:span text:style-name="T6"> </text:span><text:span text:style-name="T3">--</text:span></text:p>
      <text:p text:style-name="P3"><text:span text:style-name="T2">SET</text:span><text:span text:style-name="T6"> </text:span><text:span text:style-name="T10">nivel_cuenta</text:span><text:span text:style-name="T3">=</text:span><text:span text:style-name="T16">'Medium'</text:span><text:span text:style-name="T3">;</text:span></text:p>
      <text:p text:style-name="P3"><text:span text:style-name="T2">ELSEIF</text:span><text:span text:style-name="T6"> </text:span><text:span text:style-name="T3">(</text:span><text:span text:style-name="T10">V_cantidad</text:span><text:span text:style-name="T3">&lt;</text:span><text:span text:style-name="T14">1000</text:span><text:span text:style-name="T3">)</text:span><text:span text:style-name="T6"> </text:span><text:span text:style-name="T2">THEN</text:span></text:p>
      <text:p text:style-name="P3"><text:span text:style-name="T2">SET</text:span><text:span text:style-name="T6"> </text:span><text:span text:style-name="T10">nivel_cuenta</text:span><text:span text:style-name="T3">=</text:span><text:span text:style-name="T16">'Lowium'</text:span><text:span text:style-name="T3">;</text:span></text:p>
      <text:p text:style-name="P3"><text:span text:style-name="T2">END</text:span><text:span text:style-name="T6"> </text:span><text:span text:style-name="T18">IF</text:span><text:span text:style-name="T3">;</text:span></text:p>
      <text:p text:style-name="P5"/>
      <text:p text:style-name="P3"><text:span text:style-name="T2">RETURN</text:span><text:span text:style-name="T6"> </text:span><text:span text:style-name="T10">nivel_cuenta</text:span><text:span text:style-name="T3">;</text:span></text:p>
      <text:p text:style-name="P6">END</text:p>
      <text:p text:style-name="P2"/>
      <text:p text:style-name="P2">2.</text:p>
      <text:p text:style-name="P2"><text:span text:style-name="T2">CREATE</text:span><text:span text:style-name="T6"> </text:span><text:span text:style-name="T2">DEFINER</text:span><text:span text:style-name="T3">=</text:span><text:span text:style-name="T10">`root`</text:span><text:span text:style-name="T3">@</text:span><text:span text:style-name="T10">`localhost`</text:span><text:span text:style-name="T6"> </text:span><text:span text:style-name="T2">FUNCTION</text:span><text:span text:style-name="T6"> </text:span><text:span text:style-name="T10">`vuelos_ciudad`</text:span><text:span text:style-name="T3">(</text:span></text:p>
      <text:p text:style-name="P3"><text:span text:style-name="T10">`p_ciudad`</text:span><text:span text:style-name="T6"> </text:span><text:span text:style-name="T12">VARCHAR</text:span><text:span text:style-name="T3">(</text:span><text:span text:style-name="T14">50</text:span><text:span text:style-name="T3">)</text:span></text:p>
      <text:p text:style-name="P5"/>
      <text:p text:style-name="P5">)</text:p>
      <text:p text:style-name="P3"><text:span text:style-name="T2">RETURNS</text:span><text:span text:style-name="T6"> </text:span><text:span text:style-name="T12">int</text:span><text:span text:style-name="T3">(</text:span><text:span text:style-name="T14">11</text:span><text:span text:style-name="T3">)</text:span></text:p>
      <text:p text:style-name="P3"><text:span text:style-name="T7">LANGUAGE</text:span><text:span text:style-name="T6"> </text:span><text:span text:style-name="T2">SQL</text:span></text:p>
      <text:p text:style-name="P3"><text:span text:style-name="T2">NOT</text:span><text:span text:style-name="T6"> </text:span><text:span text:style-name="T2">DETERMINISTIC</text:span></text:p>
      <text:p text:style-name="P3"><text:span text:style-name="T2">CONTAINS</text:span><text:span text:style-name="T6"> </text:span><text:span text:style-name="T2">SQL</text:span></text:p>
      <text:p text:style-name="P3"><text:span text:style-name="T2">SQL</text:span><text:span text:style-name="T6"> </text:span><text:span text:style-name="T2">SECURITY</text:span><text:span text:style-name="T6"> </text:span><text:span text:style-name="T2">DEFINER</text:span></text:p>
      <text:p text:style-name="P3"><text:span text:style-name="T2">COMMENT</text:span><text:span text:style-name="T6"> </text:span><text:span text:style-name="T16">''</text:span></text:p>
      <text:p text:style-name="P6">BEGIN</text:p>
      <text:p text:style-name="P3"><text:span text:style-name="T7">DECLARE</text:span><text:span text:style-name="T6"> </text:span><text:span text:style-name="T10">num_aviones</text:span><text:span text:style-name="T6"> </text:span><text:span text:style-name="T12">INT</text:span><text:span text:style-name="T3">;</text:span></text:p>
      <text:p text:style-name="P3"><text:span text:style-name="T2">SET</text:span><text:span text:style-name="T6"> </text:span><text:span text:style-name="T10">num_aviones</text:span><text:span text:style-name="T3">=</text:span><text:span text:style-name="T6"> </text:span><text:span text:style-name="T3">(</text:span><text:span text:style-name="T2">SELECT</text:span><text:span text:style-name="T6"> </text:span><text:span text:style-name="T18">count</text:span><text:span text:style-name="T3">(</text:span><text:span text:style-name="T10">cod_vuelo</text:span><text:span text:style-name="T3">)</text:span></text:p>
      <text:p text:style-name="P3"><text:span text:style-name="T2">FROM</text:span><text:span text:style-name="T6"> </text:span><text:span text:style-name="T20">vuelo</text:span></text:p>
      <text:p text:style-name="P3"><text:span text:style-name="T2">WHERE</text:span><text:span text:style-name="T6"> </text:span><text:span text:style-name="T10">ciudad</text:span><text:span text:style-name="T3">=</text:span><text:span text:style-name="T6"> </text:span><text:span text:style-name="T10">p_ciudad</text:span><text:span text:style-name="T3">);</text:span></text:p>
      <text:p text:style-name="P3"><text:span text:style-name="T2">RETURN</text:span><text:span text:style-name="T6"> </text:span><text:span text:style-name="T10">num_aviones</text:span><text:span text:style-name="T3">;</text:span></text:p>
      <text:p text:style-name="P6">END</text:p>
      <text:p text:style-name="P2"/>
      <text:p text:style-name="P2">3.</text:p>
      <text:p text:style-name="P2"><text:span text:style-name="T2">CREATE</text:span><text:span text:style-name="T6"> </text:span><text:span text:style-name="T2">DEFINER</text:span><text:span text:style-name="T3">=</text:span><text:span text:style-name="T10">`root`</text:span><text:span text:style-name="T3">@</text:span><text:span text:style-name="T10">`localhost`</text:span><text:span text:style-name="T6"> </text:span><text:span text:style-name="T2">PROCEDURE</text:span><text:span text:style-name="T6"> </text:span><text:span text:style-name="T10">`update_aviones`</text:span><text:span text:style-name="T3">(</text:span></text:p>
      <text:p text:style-name="P3"><text:span text:style-name="T18">IN</text:span><text:span text:style-name="T6"> </text:span><text:span text:style-name="T10">`p_companyia`</text:span><text:span text:style-name="T6"> </text:span><text:span text:style-name="T12">VARCHAR</text:span><text:span text:style-name="T3">(</text:span><text:span text:style-name="T14">50</text:span><text:span text:style-name="T3">)</text:span></text:p>
      <text:p text:style-name="P5"/>
      <text:p text:style-name="P5"/>
      <text:p text:style-name="P5"/>
      <text:p text:style-name="P5"><text:soft-page-break/>)</text:p>
      <text:p text:style-name="P3"><text:span text:style-name="T7">LANGUAGE</text:span><text:span text:style-name="T6"> </text:span><text:span text:style-name="T2">SQL</text:span></text:p>
      <text:p text:style-name="P3"><text:span text:style-name="T2">NOT</text:span><text:span text:style-name="T6"> </text:span><text:span text:style-name="T2">DETERMINISTIC</text:span></text:p>
      <text:p text:style-name="P3"><text:span text:style-name="T2">CONTAINS</text:span><text:span text:style-name="T6"> </text:span><text:span text:style-name="T2">SQL</text:span></text:p>
      <text:p text:style-name="P3"><text:span text:style-name="T2">SQL</text:span><text:span text:style-name="T6"> </text:span><text:span text:style-name="T2">SECURITY</text:span><text:span text:style-name="T6"> </text:span><text:span text:style-name="T2">DEFINER</text:span></text:p>
      <text:p text:style-name="P3"><text:span text:style-name="T2">COMMENT</text:span><text:span text:style-name="T6"> </text:span><text:span text:style-name="T16">''</text:span></text:p>
      <text:p text:style-name="P6">BEGIN</text:p>
      <text:p text:style-name="P3"><text:span text:style-name="T7">DECLARE</text:span><text:span text:style-name="T6"> </text:span><text:span text:style-name="T10">aviones</text:span><text:span text:style-name="T6"> </text:span><text:span text:style-name="T12">INT</text:span><text:span text:style-name="T3">;</text:span></text:p>
      <text:p text:style-name="P9">-- Select para contar el numero de aviones</text:p>
      <text:p text:style-name="P3"><text:span text:style-name="T4">SET</text:span><text:span text:style-name="T8"> </text:span><text:span text:style-name="T11">aviones</text:span><text:span text:style-name="T5">=</text:span><text:span text:style-name="T8"> </text:span><text:span text:style-name="T5">(</text:span><text:span text:style-name="T4">SELECT</text:span><text:span text:style-name="T8"> </text:span><text:span text:style-name="T19">count</text:span><text:span text:style-name="T5">(</text:span><text:span text:style-name="T11">cod_comp</text:span><text:span text:style-name="T5">)</text:span></text:p>
      <text:p text:style-name="P3"><text:span text:style-name="T4">FROM</text:span><text:span text:style-name="T8"> </text:span><text:span text:style-name="T21">avion</text:span></text:p>
      <text:p text:style-name="P3"><text:span text:style-name="T4">WHERE</text:span><text:span text:style-name="T8"> </text:span><text:span text:style-name="T11">cod_comp</text:span><text:span text:style-name="T5">=</text:span><text:span text:style-name="T8"> </text:span><text:span text:style-name="T11">p_companyia</text:span><text:span text:style-name="T5">);</text:span><text:span text:style-name="T22">-- p_companyia es el parámetro que hay que pasarle</text:span></text:p>
      <text:p text:style-name="P9"/>
      <text:p text:style-name="P9">-- Update que actualiza el numero de aviones de una companyia</text:p>
      <text:p text:style-name="P3"><text:span text:style-name="T4">UPDATE</text:span><text:span text:style-name="T8"> </text:span><text:span text:style-name="T21">companyia</text:span></text:p>
      <text:p text:style-name="P3"><text:span text:style-name="T4">SET</text:span><text:span text:style-name="T8"> </text:span><text:span text:style-name="T11">num_aviones</text:span><text:span text:style-name="T5">=</text:span><text:span text:style-name="T8"> </text:span><text:span text:style-name="T11">aviones</text:span></text:p>
      <text:p text:style-name="P3"><text:span text:style-name="T4">WHERE</text:span><text:span text:style-name="T8"> </text:span><text:span text:style-name="T11">cod_comp</text:span><text:span text:style-name="T5">=</text:span><text:span text:style-name="T8"> </text:span><text:span text:style-name="T11">p_companyia</text:span><text:span text:style-name="T5">;</text:span></text:p>
      <text:p text:style-name="P7"/>
      <text:p text:style-name="P8">END</text:p>
      <text:p text:style-name="P2"/>
      <text:p text:style-name="P2">4.</text:p>
      <text:p text:style-name="P2"><text:span text:style-name="T2">CREATE</text:span><text:span text:style-name="T6"> </text:span><text:span text:style-name="T2">DEFINER</text:span><text:span text:style-name="T3">=</text:span><text:span text:style-name="T10">`root`</text:span><text:span text:style-name="T3">@</text:span><text:span text:style-name="T10">`localhost`</text:span><text:span text:style-name="T6"> </text:span><text:span text:style-name="T2">PROCEDURE</text:span><text:span text:style-name="T6"> </text:span><text:span text:style-name="T10">`horas_vuelo`</text:span><text:span text:style-name="T3">(</text:span></text:p>
      <text:p text:style-name="P3"><text:span text:style-name="T18">IN</text:span><text:span text:style-name="T6"> </text:span><text:span text:style-name="T10">`num_piloto`</text:span><text:span text:style-name="T6"> </text:span><text:span text:style-name="T12">VARCHAR</text:span><text:span text:style-name="T3">(</text:span><text:span text:style-name="T14">50</text:span><text:span text:style-name="T3">)</text:span></text:p>
      <text:p text:style-name="P5"/>
      <text:p text:style-name="P5"/>
      <text:p text:style-name="P5">)</text:p>
      <text:p text:style-name="P3"><text:span text:style-name="T7">LANGUAGE</text:span><text:span text:style-name="T6"> </text:span><text:span text:style-name="T2">SQL</text:span></text:p>
      <text:p text:style-name="P3"><text:span text:style-name="T2">NOT</text:span><text:span text:style-name="T6"> </text:span><text:span text:style-name="T2">DETERMINISTIC</text:span></text:p>
      <text:p text:style-name="P3"><text:span text:style-name="T2">CONTAINS</text:span><text:span text:style-name="T6"> </text:span><text:span text:style-name="T2">SQL</text:span></text:p>
      <text:p text:style-name="P3"><text:span text:style-name="T2">SQL</text:span><text:span text:style-name="T6"> </text:span><text:span text:style-name="T2">SECURITY</text:span><text:span text:style-name="T6"> </text:span><text:span text:style-name="T2">DEFINER</text:span></text:p>
      <text:p text:style-name="P3"><text:span text:style-name="T2">COMMENT</text:span><text:span text:style-name="T6"> </text:span><text:span text:style-name="T16">''</text:span></text:p>
      <text:p text:style-name="P6">BEGIN</text:p>
      <text:p text:style-name="P3"><text:span text:style-name="T7">DECLARE</text:span><text:span text:style-name="T6"> </text:span><text:span text:style-name="T10">dur_vuelo</text:span><text:span text:style-name="T6"> </text:span><text:span text:style-name="T12">FLOAT</text:span><text:span text:style-name="T3">;</text:span></text:p>
      <text:p text:style-name="P9">-- Suma las horas de vuelo de un piloto concreto</text:p>
      <text:p text:style-name="P3"><text:span text:style-name="T4">SET</text:span><text:span text:style-name="T8"> </text:span><text:span text:style-name="T11">dur_vuelo</text:span><text:span text:style-name="T5">=</text:span><text:span text:style-name="T8"> </text:span><text:span text:style-name="T5">(</text:span><text:span text:style-name="T4">SELECT</text:span><text:span text:style-name="T8"> </text:span><text:span text:style-name="T19">sum</text:span><text:span text:style-name="T5">(</text:span><text:span text:style-name="T11">duracion</text:span><text:span text:style-name="T5">)</text:span></text:p>
      <text:p text:style-name="P3"><text:span text:style-name="T4">FROM</text:span><text:span text:style-name="T8"> </text:span><text:span text:style-name="T21">vuelo</text:span></text:p>
      <text:p text:style-name="P3"><text:span text:style-name="T4">WHERE</text:span><text:span text:style-name="T8"> </text:span><text:span text:style-name="T11">cod_piloto</text:span><text:span text:style-name="T5">=</text:span><text:span text:style-name="T8"> <text:s/></text:span><text:span text:style-name="T11">num_piloto</text:span><text:span text:style-name="T5">);</text:span><text:span text:style-name="T22">-- num_piloto es el parametro que hay que pasarle</text:span></text:p>
      <text:p text:style-name="P9"/>
      <text:p text:style-name="P9">-- Actualiza las horas de vuelo de un piloto en concreto</text:p>
      <text:p text:style-name="P3"><text:span text:style-name="T4">UPDATE</text:span><text:span text:style-name="T8"> </text:span><text:span text:style-name="T21">piloto</text:span></text:p>
      <text:p text:style-name="P3"><text:span text:style-name="T4">SET</text:span><text:span text:style-name="T8"> horas_vuelo</text:span><text:span text:style-name="T5">=</text:span><text:span text:style-name="T8"> </text:span><text:span text:style-name="T11">dur_vuelo</text:span></text:p>
      <text:p text:style-name="P3"><text:span text:style-name="T4">WHERE</text:span><text:span text:style-name="T8"> </text:span><text:span text:style-name="T11">cod_piloto</text:span><text:span text:style-name="T5">=</text:span><text:span text:style-name="T8"> <text:s/></text:span><text:span text:style-name="T11">num_piloto</text:span><text:span text:style-name="T5">;</text:span><text:span text:style-name="T22">-- num_piloto es el parametro que hay que pasarle</text:span></text:p>
      <text:p text:style-name="P8">END</text:p>
      <text:p text:style-name="P2"/>
      <text:p text:style-name="P2">5.</text:p>
      <text:p text:style-name="P2"><text:span text:style-name="T2">CREATE</text:span><text:span text:style-name="T6"> </text:span><text:span text:style-name="T2">DEFINER</text:span><text:span text:style-name="T3">=</text:span><text:span text:style-name="T10">`root`</text:span><text:span text:style-name="T3">@</text:span><text:span text:style-name="T10">`localhost`</text:span><text:span text:style-name="T6"> </text:span><text:span text:style-name="T2">FUNCTION</text:span><text:span text:style-name="T6"> </text:span><text:span text:style-name="T10">`info_piloto`</text:span><text:span text:style-name="T3">(</text:span></text:p>
      <text:p text:style-name="P3"><text:span text:style-name="T10">`num_piloto`</text:span><text:span text:style-name="T6"> </text:span><text:span text:style-name="T12">INT</text:span></text:p>
      <text:p text:style-name="P4"/>
      <text:p text:style-name="P4"/>
      <text:p text:style-name="P4"/>
      <text:p text:style-name="P5">)</text:p>
      <text:p text:style-name="P3"><text:span text:style-name="T2">RETURNS</text:span><text:span text:style-name="T6"> </text:span><text:span text:style-name="T12">varchar</text:span><text:span text:style-name="T3">(</text:span><text:span text:style-name="T14">50</text:span><text:span text:style-name="T3">)</text:span><text:span text:style-name="T6"> </text:span><text:span text:style-name="T2">CHARSET</text:span><text:span text:style-name="T6"> </text:span><text:span text:style-name="T12">utf8</text:span><text:span text:style-name="T6"> </text:span><text:span text:style-name="T2">COLLATE</text:span><text:span text:style-name="T6"> </text:span><text:span text:style-name="T12">utf8_unicode_ci</text:span></text:p>
      <text:p text:style-name="P3"><text:span text:style-name="T7">LANGUAGE</text:span><text:span text:style-name="T6"> </text:span><text:span text:style-name="T2">SQL</text:span></text:p>
      <text:p text:style-name="P3"><text:span text:style-name="T2">NOT</text:span><text:span text:style-name="T6"> </text:span><text:span text:style-name="T2">DETERMINISTIC</text:span></text:p>
      <text:p text:style-name="P3"><text:span text:style-name="T2">CONTAINS</text:span><text:span text:style-name="T6"> </text:span><text:span text:style-name="T2">SQL</text:span></text:p>
      <text:p text:style-name="P3"><text:span text:style-name="T2">SQL</text:span><text:span text:style-name="T6"> </text:span><text:span text:style-name="T2">SECURITY</text:span><text:span text:style-name="T6"> </text:span><text:span text:style-name="T2">DEFINER</text:span></text:p>
      <text:p text:style-name="P3"><text:span text:style-name="T2">COMMENT</text:span><text:span text:style-name="T6"> </text:span><text:span text:style-name="T16">''</text:span></text:p>
      <text:p text:style-name="P6">BEGIN</text:p>
      <text:p text:style-name="P9">-- Declaracion de variables</text:p>
      <text:p text:style-name="P3"><text:span text:style-name="T9">DECLARE</text:span><text:span text:style-name="T8"> </text:span><text:span text:style-name="T11">num_participaciones</text:span><text:span text:style-name="T8"> </text:span><text:span text:style-name="T13">FLOAT</text:span><text:span text:style-name="T5">;</text:span></text:p>
      <text:p text:style-name="P3"><text:span text:style-name="T9">DECLARE</text:span><text:span text:style-name="T8"> </text:span><text:span text:style-name="T11">nivel_particip</text:span><text:span text:style-name="T8"> </text:span><text:span text:style-name="T13">VARCHAR</text:span><text:span text:style-name="T5">(</text:span><text:span text:style-name="T15">50</text:span><text:span text:style-name="T5">);</text:span></text:p>
      <text:p text:style-name="P9">-- Contar el numero de participaciones de un piloto en concreto</text:p>
      <text:p text:style-name="P3"><text:span text:style-name="T4">SET</text:span><text:span text:style-name="T8"> </text:span><text:span text:style-name="T11">num_participaciones</text:span><text:span text:style-name="T8"> </text:span><text:span text:style-name="T5">=</text:span><text:span text:style-name="T8"> </text:span><text:span text:style-name="T5">(</text:span><text:span text:style-name="T4">SELECT</text:span><text:span text:style-name="T8"> </text:span><text:span text:style-name="T19">count</text:span><text:span text:style-name="T5">(</text:span><text:span text:style-name="T11">num</text:span><text:span text:style-name="T5">)</text:span></text:p>
      <text:p text:style-name="P3"><text:soft-page-break/><text:span text:style-name="T4">FROM</text:span><text:span text:style-name="T8"> </text:span><text:span text:style-name="T21">participa</text:span></text:p>
      <text:p text:style-name="P3"><text:span text:style-name="T4">WHERE</text:span><text:span text:style-name="T8"> </text:span><text:span text:style-name="T11">num</text:span><text:span text:style-name="T5">=</text:span><text:span text:style-name="T11">num_piloto</text:span><text:span text:style-name="T5">);</text:span><text:span text:style-name="T22">-- num_piloto es un paramatero</text:span></text:p>
      <text:p text:style-name="P9"/>
      <text:p text:style-name="P9">-- Depende del numero de classificacion lo metemos en veterano o rookie</text:p>
      <text:p text:style-name="P3"><text:span text:style-name="T19">IF</text:span><text:span text:style-name="T8"> </text:span><text:span text:style-name="T5">(</text:span><text:span text:style-name="T11">num_participaciones</text:span><text:span text:style-name="T5">&gt;=</text:span><text:span text:style-name="T15">2</text:span><text:span text:style-name="T5">)</text:span><text:span text:style-name="T8"> </text:span><text:span text:style-name="T4">THEN</text:span></text:p>
      <text:p text:style-name="P3"><text:span text:style-name="T4">SET</text:span><text:span text:style-name="T8"> </text:span><text:span text:style-name="T11">nivel_particip</text:span><text:span text:style-name="T8"> </text:span><text:span text:style-name="T5">=</text:span><text:span text:style-name="T8"> </text:span><text:span text:style-name="T17">'VETERANO'</text:span><text:span text:style-name="T5">;</text:span></text:p>
      <text:p text:style-name="P3"><text:span text:style-name="T4">ELSEIF</text:span><text:span text:style-name="T8"> </text:span><text:span text:style-name="T5">(</text:span><text:span text:style-name="T11">num_participaciones</text:span><text:span text:style-name="T5">=</text:span><text:span text:style-name="T15">1</text:span><text:span text:style-name="T5">)</text:span><text:span text:style-name="T8"> </text:span><text:span text:style-name="T4">THEN</text:span></text:p>
      <text:p text:style-name="P3"><text:span text:style-name="T4">SET</text:span><text:span text:style-name="T8"> </text:span><text:span text:style-name="T11">nivel_particip</text:span><text:span text:style-name="T8"> </text:span><text:span text:style-name="T5">=</text:span><text:span text:style-name="T8"> </text:span><text:span text:style-name="T17">'ROOKIE'</text:span><text:span text:style-name="T5">;</text:span></text:p>
      <text:p text:style-name="P3"><text:span text:style-name="T4">END</text:span><text:span text:style-name="T8"> </text:span><text:span text:style-name="T19">IF</text:span><text:span text:style-name="T5">;</text:span></text:p>
      <text:p text:style-name="P7"/>
      <text:p text:style-name="P9">-- Devolver el nivel de participacion</text:p>
      <text:p text:style-name="P3"><text:span text:style-name="T4">RETURN</text:span><text:span text:style-name="T8"> </text:span><text:span text:style-name="T11">nivel_particip</text:span><text:span text:style-name="T5">;</text:span></text:p>
      <text:p text:style-name="P8">END</text:p>
      <text:p text:style-name="P2"/>
      <text:p text:style-name="P2">6.</text:p>
      <text:p text:style-name="P2"><text:span text:style-name="T2">CREATE</text:span><text:span text:style-name="T6"> </text:span><text:span text:style-name="T2">DEFINER</text:span><text:span text:style-name="T3">=</text:span><text:span text:style-name="T10">`root`</text:span><text:span text:style-name="T3">@</text:span><text:span text:style-name="T10">`localhost`</text:span><text:span text:style-name="T6"> </text:span><text:span text:style-name="T2">PROCEDURE</text:span><text:span text:style-name="T6"> </text:span><text:span text:style-name="T10">`update_pilotos`</text:span><text:span text:style-name="T3">(</text:span></text:p>
      <text:p text:style-name="P3"><text:span text:style-name="T18">IN</text:span><text:span text:style-name="T6"> </text:span><text:span text:style-name="T10">`p_anyo`</text:span><text:span text:style-name="T6"> </text:span><text:span text:style-name="T12">INT</text:span><text:span text:style-name="T3">,</text:span></text:p>
      <text:p text:style-name="P3"><text:span text:style-name="T18">IN</text:span><text:span text:style-name="T6"> </text:span><text:span text:style-name="T10">`p_codcir`</text:span><text:span text:style-name="T6"> </text:span><text:span text:style-name="T12">INT</text:span></text:p>
      <text:p text:style-name="P4"/>
      <text:p text:style-name="P5">)</text:p>
      <text:p text:style-name="P3"><text:span text:style-name="T7">LANGUAGE</text:span><text:span text:style-name="T6"> </text:span><text:span text:style-name="T2">SQL</text:span></text:p>
      <text:p text:style-name="P3"><text:span text:style-name="T2">NOT</text:span><text:span text:style-name="T6"> </text:span><text:span text:style-name="T2">DETERMINISTIC</text:span></text:p>
      <text:p text:style-name="P3"><text:span text:style-name="T2">CONTAINS</text:span><text:span text:style-name="T6"> </text:span><text:span text:style-name="T2">SQL</text:span></text:p>
      <text:p text:style-name="P3"><text:span text:style-name="T2">SQL</text:span><text:span text:style-name="T6"> </text:span><text:span text:style-name="T2">SECURITY</text:span><text:span text:style-name="T6"> </text:span><text:span text:style-name="T2">DEFINER</text:span></text:p>
      <text:p text:style-name="P3"><text:span text:style-name="T2">COMMENT</text:span><text:span text:style-name="T6"> </text:span><text:span text:style-name="T16">''</text:span></text:p>
      <text:p text:style-name="P6">BEGIN</text:p>
      <text:p text:style-name="P3"><text:span text:style-name="T7">DECLARE</text:span><text:span text:style-name="T6"> </text:span><text:span text:style-name="T10">pilotos</text:span><text:span text:style-name="T6"> </text:span><text:span text:style-name="T12">INT</text:span><text:span text:style-name="T3">;</text:span></text:p>
      <text:p text:style-name="P3"><text:span text:style-name="T2">SET</text:span><text:span text:style-name="T6"> </text:span><text:span text:style-name="T10">pilotos</text:span><text:span text:style-name="T6"> </text:span><text:span text:style-name="T3">=</text:span><text:span text:style-name="T6"> </text:span><text:span text:style-name="T3">(</text:span><text:span text:style-name="T2">SELECT</text:span><text:span text:style-name="T6"> </text:span><text:span text:style-name="T18">count</text:span><text:span text:style-name="T3">(</text:span><text:span text:style-name="T10">num</text:span><text:span text:style-name="T3">)</text:span></text:p>
      <text:p text:style-name="P3"><text:span text:style-name="T2">FROM</text:span><text:span text:style-name="T6"> </text:span><text:span text:style-name="T20">participa</text:span></text:p>
      <text:p text:style-name="P3"><text:span text:style-name="T2">WHERE</text:span><text:span text:style-name="T6"> </text:span><text:span text:style-name="T10">anyo</text:span><text:span text:style-name="T3">=</text:span><text:span text:style-name="T10">p_anyo</text:span><text:span text:style-name="T6"> </text:span><text:span text:style-name="T2">AND</text:span><text:span text:style-name="T6"> </text:span><text:span text:style-name="T10">codcir</text:span><text:span text:style-name="T3">=</text:span><text:span text:style-name="T6"> </text:span><text:span text:style-name="T10">p_codcir</text:span><text:span text:style-name="T3">);</text:span></text:p>
      <text:p text:style-name="P5"/>
      <text:p text:style-name="P3"><text:span text:style-name="T2">UPDATE</text:span><text:span text:style-name="T6"> </text:span><text:span text:style-name="T20">prueba</text:span></text:p>
      <text:p text:style-name="P3"><text:span text:style-name="T2">SET</text:span><text:span text:style-name="T6"> </text:span><text:span text:style-name="T10">num_pilotos</text:span><text:span text:style-name="T3">=</text:span><text:span text:style-name="T6"> </text:span><text:span text:style-name="T10">pilotos</text:span></text:p>
      <text:p text:style-name="P3"><text:span text:style-name="T2">WHERE</text:span><text:span text:style-name="T6"> </text:span><text:span text:style-name="T10">anyo</text:span><text:span text:style-name="T3">=</text:span><text:span text:style-name="T10">p_anyo</text:span><text:span text:style-name="T6"> </text:span><text:span text:style-name="T2">AND</text:span><text:span text:style-name="T6"> </text:span><text:span text:style-name="T10">codcir</text:span><text:span text:style-name="T3">=</text:span><text:span text:style-name="T6"> </text:span><text:span text:style-name="T10">p_codcir</text:span><text:span text:style-name="T3">;</text:span></text:p>
      <text:p text:style-name="P5"/>
      <text:p text:style-name="P6">END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an Banyuls</meta:initial-creator>
    <meta:creation-date>2018-06-21T01:16:04.13</meta:creation-date>
    <meta:document-statistic meta:table-count="0" meta:image-count="0" meta:object-count="0" meta:page-count="3" meta:paragraph-count="130" meta:word-count="399" meta:character-count="3043"/>
    <dc:date>2018-06-21T01:29:25.69</dc:date>
    <dc:creator>Joan Banyuls</dc:creator>
    <meta:editing-duration>PT13M21S</meta:editing-duration>
    <meta:editing-cycles>1</meta:editing-cycles>
    <meta:generator>OpenOffice/4.1.3$Win32 OpenOffice.org_project/413m1$Build-9783</meta:generator>
  </office:meta>
</office:document-meta>
</file>